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MxPlus Amstrad PC-2y" svg:font-family="'MxPlus Amstrad PC-2y', 'Droid Sans Mono', monospace, monospac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P1" style:family="paragraph" style:parent-style-name="Subtitle">
      <style:text-properties officeooo:paragraph-rsid="0006fd95"/>
    </style:style>
    <style:style style:name="P2" style:family="paragraph" style:parent-style-name="Title">
      <style:text-properties officeooo:paragraph-rsid="0006e59d"/>
    </style:style>
    <style:style style:name="P3" style:family="paragraph" style:parent-style-name="Footnote">
      <style:text-properties officeooo:rsid="00aa82cf" officeooo:paragraph-rsid="00aa82cf"/>
    </style:style>
    <style:style style:name="P4" style:family="paragraph" style:parent-style-name="Footnote">
      <style:text-properties officeooo:rsid="00ade931" officeooo:paragraph-rsid="00ade931"/>
    </style:style>
    <style:style style:name="P5" style:family="paragraph" style:parent-style-name="Footnote">
      <style:text-properties officeooo:rsid="00b60728" officeooo:paragraph-rsid="00b60728"/>
    </style:style>
    <style:style style:name="P6" style:family="paragraph" style:parent-style-name="Heading_20_1">
      <style:text-properties officeooo:rsid="0098304d" officeooo:paragraph-rsid="0098304d"/>
    </style:style>
    <style:style style:name="P7" style:family="paragraph" style:parent-style-name="Heading_20_1">
      <style:text-properties officeooo:rsid="00a6b96f" officeooo:paragraph-rsid="00a6b96f"/>
    </style:style>
    <style:style style:name="P8" style:family="paragraph" style:parent-style-name="Heading_20_1">
      <style:paragraph-properties fo:break-before="page"/>
      <style:text-properties officeooo:rsid="00b491bc" officeooo:paragraph-rsid="00b491bc"/>
    </style:style>
    <style:style style:name="P9" style:family="paragraph" style:parent-style-name="Heading_20_1">
      <style:text-properties officeooo:rsid="00b50073" officeooo:paragraph-rsid="00b50073"/>
    </style:style>
    <style:style style:name="P10" style:family="paragraph" style:parent-style-name="Heading_20_1">
      <style:text-properties officeooo:rsid="00b60728" officeooo:paragraph-rsid="00b60728"/>
    </style:style>
    <style:style style:name="P11" style:family="paragraph" style:parent-style-name="Heading_20_2">
      <style:text-properties officeooo:rsid="00a326b8" officeooo:paragraph-rsid="00b13a59"/>
    </style:style>
    <style:style style:name="P12" style:family="paragraph" style:parent-style-name="Heading_20_2">
      <style:text-properties officeooo:rsid="00b3d55e" officeooo:paragraph-rsid="00b491bc"/>
    </style:style>
    <style:style style:name="P13" style:family="paragraph" style:parent-style-name="Heading_20_2">
      <style:text-properties officeooo:paragraph-rsid="00b491bc"/>
    </style:style>
    <style:style style:name="P14" style:family="paragraph" style:parent-style-name="Heading_20_2">
      <style:text-properties officeooo:paragraph-rsid="00b60728"/>
    </style:style>
    <style:style style:name="P15" style:family="paragraph" style:parent-style-name="Heading_20_2">
      <style:text-properties officeooo:rsid="00b60728" officeooo:paragraph-rsid="00b60728"/>
    </style:style>
    <style:style style:name="P16" style:family="paragraph" style:parent-style-name="Text_20_body">
      <style:text-properties officeooo:rsid="009e0e04" officeooo:paragraph-rsid="009e0e04"/>
    </style:style>
    <style:style style:name="P17" style:family="paragraph" style:parent-style-name="Text_20_body">
      <style:paragraph-properties fo:text-align="center" style:justify-single-word="false"/>
      <style:text-properties officeooo:rsid="009e0e04" officeooo:paragraph-rsid="009e0e04"/>
    </style:style>
    <style:style style:name="P18" style:family="paragraph" style:parent-style-name="Text_20_body">
      <style:text-properties officeooo:rsid="00a014c5" officeooo:paragraph-rsid="00a014c5"/>
    </style:style>
    <style:style style:name="P19" style:family="paragraph" style:parent-style-name="Text_20_body">
      <style:paragraph-properties fo:text-align="center" style:justify-single-word="false"/>
      <style:text-properties officeooo:rsid="00a014c5" officeooo:paragraph-rsid="00a014c5"/>
    </style:style>
    <style:style style:name="P20" style:family="paragraph" style:parent-style-name="Text_20_body">
      <style:text-properties officeooo:rsid="00a326b8" officeooo:paragraph-rsid="00ab466b"/>
    </style:style>
    <style:style style:name="P21" style:family="paragraph" style:parent-style-name="Text_20_body">
      <style:text-properties officeooo:rsid="00a50e78" officeooo:paragraph-rsid="00a50e78"/>
    </style:style>
    <style:style style:name="P22" style:family="paragraph" style:parent-style-name="Text_20_body">
      <style:text-properties officeooo:rsid="00a6b96f" officeooo:paragraph-rsid="00b60728"/>
    </style:style>
    <style:style style:name="P23" style:family="paragraph" style:parent-style-name="Text_20_body">
      <style:paragraph-properties fo:text-align="start" style:justify-single-word="false"/>
      <style:text-properties officeooo:rsid="00ac8123" officeooo:paragraph-rsid="00ac8123"/>
    </style:style>
    <style:style style:name="P24" style:family="paragraph" style:parent-style-name="Text_20_body">
      <style:text-properties officeooo:rsid="0098304d" officeooo:paragraph-rsid="00afd45e"/>
    </style:style>
    <style:style style:name="P25" style:family="paragraph" style:parent-style-name="Text_20_body">
      <style:text-properties officeooo:rsid="0098304d" officeooo:paragraph-rsid="00b491bc"/>
    </style:style>
    <style:style style:name="P26" style:family="paragraph" style:parent-style-name="Text_20_body">
      <style:text-properties officeooo:rsid="00b13a59" officeooo:paragraph-rsid="00b13a59"/>
    </style:style>
    <style:style style:name="P27" style:family="paragraph" style:parent-style-name="Text_20_body">
      <style:text-properties officeooo:rsid="00b243fe" officeooo:paragraph-rsid="00b5124f"/>
    </style:style>
    <style:style style:name="P28" style:family="paragraph" style:parent-style-name="Text_20_body">
      <style:paragraph-properties fo:text-align="center" style:justify-single-word="false"/>
      <style:text-properties officeooo:rsid="00b3d55e" officeooo:paragraph-rsid="00b491bc"/>
    </style:style>
    <style:style style:name="P29" style:family="paragraph" style:parent-style-name="Text_20_body">
      <style:text-properties officeooo:rsid="00b3d55e" officeooo:paragraph-rsid="00b491bc"/>
    </style:style>
    <style:style style:name="P30" style:family="paragraph" style:parent-style-name="Text_20_body">
      <style:text-properties officeooo:rsid="00b491bc" officeooo:paragraph-rsid="00b491bc"/>
    </style:style>
    <style:style style:name="P31" style:family="paragraph" style:parent-style-name="Text_20_body">
      <style:text-properties officeooo:rsid="00b491bc" officeooo:paragraph-rsid="00b50073"/>
    </style:style>
    <style:style style:name="P32" style:family="paragraph" style:parent-style-name="Text_20_body">
      <style:text-properties officeooo:rsid="00b491bc" officeooo:paragraph-rsid="00b5124f"/>
    </style:style>
    <style:style style:name="P33" style:family="paragraph" style:parent-style-name="Text_20_body">
      <style:text-properties officeooo:paragraph-rsid="00b491bc"/>
    </style:style>
    <style:style style:name="P34" style:family="paragraph" style:parent-style-name="Text_20_body" style:list-style-name="L1">
      <style:text-properties officeooo:rsid="00b5124f" officeooo:paragraph-rsid="00b5124f"/>
    </style:style>
    <style:style style:name="P35" style:family="paragraph" style:parent-style-name="Text_20_body">
      <style:text-properties officeooo:rsid="00b5124f" officeooo:paragraph-rsid="00b5124f"/>
    </style:style>
    <style:style style:name="P36" style:family="paragraph" style:parent-style-name="Text_20_body">
      <style:text-properties officeooo:rsid="00b5e8e0" officeooo:paragraph-rsid="00b5e8e0"/>
    </style:style>
    <style:style style:name="P37" style:family="paragraph" style:parent-style-name="Text_20_body">
      <style:text-properties officeooo:rsid="00b60728" officeooo:paragraph-rsid="00b60728"/>
    </style:style>
    <style:style style:name="P38" style:family="paragraph" style:parent-style-name="Text_20_body">
      <style:text-properties officeooo:paragraph-rsid="00b60728"/>
    </style:style>
    <style:style style:name="P39" style:family="paragraph" style:parent-style-name="Text_20_body">
      <style:text-properties officeooo:rsid="00b69d2c" officeooo:paragraph-rsid="00b69d2c"/>
    </style:style>
    <style:style style:name="T1" style:family="text">
      <style:text-properties officeooo:rsid="0006fd95"/>
    </style:style>
    <style:style style:name="T2" style:family="text">
      <style:text-properties officeooo:rsid="000b60bf"/>
    </style:style>
    <style:style style:name="T3" style:family="text">
      <style:text-properties officeooo:rsid="000f1738"/>
    </style:style>
    <style:style style:name="T4" style:family="text">
      <style:text-properties officeooo:rsid="00141e64"/>
    </style:style>
    <style:style style:name="T5" style:family="text">
      <style:text-properties officeooo:rsid="0050dd38"/>
    </style:style>
    <style:style style:name="T6" style:family="text">
      <style:text-properties officeooo:rsid="0089f001"/>
    </style:style>
    <style:style style:name="T7" style:family="text">
      <style:text-properties officeooo:rsid="0097188a"/>
    </style:style>
    <style:style style:name="T8" style:family="text">
      <style:text-properties fo:font-weight="bold" style:font-weight-asian="bold" style:font-weight-complex="bold"/>
    </style:style>
    <style:style style:name="T9" style:family="text">
      <style:text-properties officeooo:rsid="009e0e04"/>
    </style:style>
    <style:style style:name="T10" style:family="text">
      <style:text-properties officeooo:rsid="009ec45f"/>
    </style:style>
    <style:style style:name="T11" style:family="text">
      <style:text-properties officeooo:rsid="009edc5f"/>
    </style:style>
    <style:style style:name="T12" style:family="text">
      <style:text-properties officeooo:rsid="00a014c5"/>
    </style:style>
    <style:style style:name="T13" style:family="text">
      <style:text-properties officeooo:rsid="00a1ec4b"/>
    </style:style>
    <style:style style:name="T14" style:family="text">
      <style:text-properties style:text-position="sub 58%" fo:font-style="italic" officeooo:rsid="00a1ec4b"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officeooo:rsid="00a1ec4b" style:font-style-asian="italic" style:font-style-complex="italic"/>
    </style:style>
    <style:style style:name="T17" style:family="text">
      <style:text-properties fo:font-style="italic" officeooo:rsid="00b491bc" style:font-style-asian="italic" style:font-style-complex="italic"/>
    </style:style>
    <style:style style:name="T18" style:family="text">
      <style:text-properties fo:font-style="italic" officeooo:rsid="00b69d2c" style:font-style-asian="italic" style:font-style-complex="italic"/>
    </style:style>
    <style:style style:name="T19" style:family="text">
      <style:text-properties officeooo:rsid="00a379e4"/>
    </style:style>
    <style:style style:name="T20" style:family="text">
      <style:text-properties officeooo:rsid="00a50e78"/>
    </style:style>
    <style:style style:name="T21" style:family="text">
      <style:text-properties officeooo:rsid="00a6b96f"/>
    </style:style>
    <style:style style:name="T22" style:family="text">
      <style:text-properties officeooo:rsid="00a878c8"/>
    </style:style>
    <style:style style:name="T23" style:family="text">
      <style:text-properties officeooo:rsid="00a89a1b"/>
    </style:style>
    <style:style style:name="T24" style:family="text">
      <style:text-properties officeooo:rsid="00aa621b"/>
    </style:style>
    <style:style style:name="T25" style:family="text">
      <style:text-properties officeooo:rsid="00ad2c44"/>
    </style:style>
    <style:style style:name="T26" style:family="text">
      <style:text-properties officeooo:rsid="00ade931"/>
    </style:style>
    <style:style style:name="T27" style:family="text">
      <style:text-properties officeooo:rsid="00afd45e"/>
    </style:style>
    <style:style style:name="T28" style:family="text">
      <style:text-properties officeooo:rsid="00b13a59"/>
    </style:style>
    <style:style style:name="T29" style:family="text">
      <style:text-properties officeooo:rsid="00b243fe"/>
    </style:style>
    <style:style style:name="T30" style:family="text">
      <style:text-properties officeooo:rsid="00b3d55e"/>
    </style:style>
    <style:style style:name="T31" style:family="text">
      <style:text-properties officeooo:rsid="00b491bc"/>
    </style:style>
    <style:style style:name="T32" style:family="text">
      <style:text-properties fo:font-size="8pt" style:font-size-asian="8pt" style:font-size-complex="8pt"/>
    </style:style>
    <style:style style:name="T33" style:family="text">
      <style:text-properties officeooo:rsid="00b50073"/>
    </style:style>
    <style:style style:name="T34" style:family="text">
      <style:text-properties officeooo:rsid="00b5124f"/>
    </style:style>
    <style:style style:name="T35" style:family="text">
      <style:text-properties officeooo:rsid="00b5e8e0"/>
    </style:style>
    <style:style style:name="T36" style:family="text">
      <style:text-properties style:text-position="super 58%"/>
    </style:style>
    <style:style style:name="T37" style:family="text">
      <style:text-properties style:text-position="super 58%" officeooo:rsid="00b60728"/>
    </style:style>
    <style:style style:name="T38" style:family="text">
      <style:text-properties style:text-position="0% 100%"/>
    </style:style>
    <style:style style:name="T39" style:family="text">
      <style:text-properties style:text-position="0% 100%" officeooo:rsid="00b60728"/>
    </style:style>
    <style:style style:name="T40" style:family="text">
      <style:text-properties officeooo:rsid="00b60728"/>
    </style:style>
    <style:style style:name="T41" style:family="text">
      <style:text-properties officeooo:rsid="00b69d2c"/>
    </style:style>
    <style:style style:name="T42" style:family="text">
      <style:text-properties fo:font-style="normal" style:font-style-asian="normal" style:font-style-complex="normal"/>
    </style:style>
    <style:style style:name="T43" style:family="text">
      <style:text-properties fo:font-style="normal" officeooo:rsid="00b69d2c" style:font-style-asian="normal" style:font-style-complex="normal"/>
    </style:style>
    <style:style style:name="fr1"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CMPT</text:span><text:span text:style-name="T5">4</text:span><text:span text:style-name="T7">89 Project Phase </text:span><text:span text:style-name="T9">2</text:span><text:span text:style-name="T6"> Report</text:span></text:p>
      <text:p text:style-name="P1">Joseph Lunderville <text:span text:style-name="T2">(</text:span>200014381<text:span text:style-name="T2">)</text:span></text:p>
      <text:p text:style-name="P1"><text:span text:style-name="T5">Fall</text:span><text:span text:style-name="T4"> 2023</text:span><text:span text:style-name="T1"> – </text:span><text:span text:style-name="T3">Yuepeng Wang</text:span></text:p>
      <text:h text:style-name="P7" text:outline-level="1">Problem And Design</text:h>
      <text:p text:style-name="P16">Externally, the basic design of the Phase 2 project remains the same, <text:span text:style-name="T21">solving the same basic problem as Phase 1, to synthesize a program </text:span><text:span text:style-name="T25">specified in terms of input-output examples,</text:span><text:span text:style-name="T21"> having the following grammar </text:span><text:span text:style-name="T25">(with E as the starting production)</text:span><text:span text:style-name="T21">:</text:span></text:p>
      <text:p text:style-name="P17"><draw:frame draw:style-name="fr1" draw:name="Object3" text:anchor-type="as-char" svg:y="-0.838cm" svg:width="14.226cm" svg:height="1.526cm" draw:z-index="1"><draw:object xlink:href="./Object 3" xlink:type="simple" xlink:show="embed" xlink:actuate="onLoad"/><draw:image xlink:href="./ObjectReplacements/Object 3" xlink:type="simple" xlink:show="embed" xlink:actuate="onLoad"/><svg:desc>formula</svg:desc></draw:frame></text:p>
      <text:p text:style-name="P23">E-productions denote expressions evaluating to a <text:span text:style-name="T25">Java </text:span><text:span text:style-name="Source_20_Text"><text:span text:style-name="T25">int</text:span></text:span>, and B-productions denote expressions evaluating to a <text:span text:style-name="T25">Java </text:span><text:span text:style-name="Source_20_Text">boolean</text:span>, <text:span text:style-name="T25">so the input-output examples are always in the form of an integer substitution for x, y, z, with an expected integer output.</text:span> The semantic interpretation <text:span text:style-name="T25">follows the most natural C-family semantics for the named operations</text:span>.</text:p>
      <text:h text:style-name="Heading_20_3" text:outline-level="3">Intractability Of Depth</text:h>
      <text:p text:style-name="P21">Simple enumeration performs quite well up to tree height 2, after which it runs aground catastrophically: for every increase in height, the number of possible trees us multiplied by some factor of the square of the trees of previous height.</text:p>
      <text:h text:style-name="P10" text:outline-level="1">Theoretical Approach</text:h>
      <text:h text:style-name="Heading_20_2" text:outline-level="2">Linear Subproblem</text:h>
      <text:p text:style-name="P16"><text:span text:style-name="T10">T</text:span>here is a much more tractable subproblem within the <text:span text:style-name="T11">overall synthesis problem consisting of programs without </text:span><text:span text:style-name="Source_20_Text"><text:span text:style-name="T11">Ite</text:span></text:span><text:span text:style-name="T11">. This implicitly excludes boolean condition productions, and all that remains are </text:span><text:span text:style-name="T12">combinations of </text:span><text:span text:style-name="T11">addition and multi</text:span><text:span text:style-name="T12">plication of the input variables and positive integers.</text:span></text:p>
      <text:p text:style-name="P18"><text:soft-page-break/>Any program of this type is implicitly a polynomial and can be flattened into an equivalent<text:note text:id="ftn0" text:note-class="footnote"><text:note-citation>1</text:note-citation><text:note-body><text:p text:style-name="P3">Notwithstanding integer overflow; the DSL semantics as originally implemented allow sufficiently large intermediate values to overflow, wrapping from large positive values to negative values. This occurrence breaks the monotonicity of arithmetic operations and generally makes analysis much more complex. Since this didn’t seem like an intended effect given how many symbols are required to reach that overflow condition artificially, I will treat this possibility as a deficiency in the runtime and exclude it from the analysis.</text:p></text:note-body></text:note> expanded sum of terms consisting of <text:span text:style-name="T13">powers of </text:span>x, y, and z <text:span text:style-name="T13">and positive integral constants</text:span>:</text:p>
      <text:p text:style-name="P19"><draw:frame draw:style-name="fr1" draw:name="Object2" text:anchor-type="as-char" svg:y="-0.437cm" svg:width="12.797cm" svg:height="0.591cm" draw:z-index="0"><draw:object xlink:href="./Object 2" xlink:type="simple" xlink:show="embed" xlink:actuate="onLoad"/><draw:image xlink:href="./ObjectReplacements/Object 2" xlink:type="simple" xlink:show="embed" xlink:actuate="onLoad"/><svg:desc>formula</svg:desc></draw:frame></text:p>
      <text:p text:style-name="P18"><text:span text:style-name="T13">If the program we seek does not contain </text:span><text:span text:style-name="Source_20_Text"><text:span text:style-name="T13">Ite</text:span></text:span><text:span text:style-name="T13">, then, it should be representable in this form. </text:span>Since each input-output example gives us values for <text:span text:style-name="T15">x</text:span><text:span text:style-name="T14">i</text:span>, <text:span text:style-name="T15">y</text:span><text:span text:style-name="T14">i</text:span>, <text:span text:style-name="T16">z</text:span><text:span text:style-name="T14">i</text:span><text:span text:style-name="T13">, and a corresponding expected output </text:span><text:span text:style-name="T16">o</text:span><text:span text:style-name="T14">i</text:span><text:span text:style-name="T13">, we can substitute these values in to develop a system of equations, and solve for the constants using integer linear programming or </text:span><text:span text:style-name="T24">other constraint programming techniques like CP-SAT</text:span><text:span text:style-name="T13">.</text:span></text:p>
      <text:p text:style-name="P20">Since <text:span text:style-name="Source_20_Text">Ite</text:span> can only select between different programs and does not otherwise contribute to the computation, <text:span text:style-name="T24">we can partition the examples into</text:span> <text:span text:style-name="T24">subsets where the </text:span>branch selection<text:span text:style-name="T24">s</text:span> of the <text:span text:style-name="Source_20_Text">Ite</text:span> nodes <text:span text:style-name="T24">are the same, and </text:span>use this analysis method <text:span text:style-name="T24">on each subset independently</text:span>. <text:span text:style-name="T24">For this process to be practical</text:span><text:span text:style-name="T19">, we need a way to </text:span><text:span text:style-name="T24">efficiently </text:span><text:span text:style-name="T19">discover th</text:span><text:span text:style-name="T24">is</text:span><text:span text:style-name="T19"> partitioning.</text:span></text:p>
      <text:p text:style-name="P26">From informal exploration, it appears that if the problem is <text:span text:style-name="T29">sufficiently constrained</text:span> <text:span text:style-name="T29">this method does seem to be effective. However, since CP-SAT and other such methods are not guaranteed to succeed in reasonable time for larger problems, and higher-order polynomials imply a potentially large number of terms, this is not a panacea.</text:span></text:p>
      <text:p text:style-name="P36">One reason for this intractability is that absent a limit on the size of the target program, the polynomial expansion is indefinite. If we a<text:span text:style-name="T38">ssume an arbitrary limit of height h, we can make some assumptions; there will be strictly less than 3</text:span><text:span text:style-name="T36">h</text:span><text:span text:style-name="T38"> leaf nodes, for example, and we can therefore be sure no term will be higher </text:span><text:span text:style-name="T39">degree</text:span><text:span text:style-name="T38"> than 3</text:span><text:span text:style-name="T36">h</text:span><text:span text:style-name="T38"> – but even a precise worst case is not likely to be constraining enough to be of use. In practice, the fastest solver tested struggled with an expansion of terms beyond </text:span><text:span text:style-name="T39">degree</text:span><text:span text:style-name="T38"> 3</text:span><text:span text:style-name="T37">1</text:span><text:span text:style-name="T38">.</text:span></text:p>
      <text:h text:style-name="Heading_20_1" text:outline-level="1">Implementation</text:h>
      <text:h text:style-name="P11" text:outline-level="2">MCMC Optimization <text:span text:style-name="T29">And Ensemble</text:span><text:span text:style-name="T29"><text:note text:id="ftn3" text:note-class="footnote"><text:note-citation>2</text:note-citation><text:note-body><text:p text:style-name="P5">The ensemble synthesizer is named VoltronSynthesizer in the source.</text:p></text:note-body></text:note></text:span><text:span text:style-name="T29"> Design</text:span></text:h>
      <text:p text:style-name="P26">Inspired by the paper “Stochastic Superoptimization” (Schkufza, Sharma, Aiken 2013), several applications of stochastic optimization were attempted to address the less tractable parts of this problem.</text:p>
      <text:p text:style-name="P27">After initial success generating surprisingly good <text:span text:style-name="T30">results</text:span> <text:span text:style-name="T30">directly generating programs exclusively using MCMC, </text:span><text:span text:style-name="T34">a plan was made to </text:span><text:span text:style-name="T30">structure the synthesi</text:span><text:span text:style-name="T34">s overall process in this way:</text:span></text:p>
      <text:list xml:id="list1548228617" text:style-name="L1">
        <text:list-item>
          <text:p text:style-name="P34">Transform the input-output examples into a set of linear algebraic equations</text:p>
        </text:list-item>
        <text:list-item>
          <text:p text:style-name="P34"><text:soft-page-break/>Partition the examples by finding the largest possible subsets <text:span text:style-name="T35">of examples whose corresponding </text:span>equations <text:span text:style-name="T35">can be solved together</text:span></text:p>
        </text:list-item>
        <text:list-item>
          <text:p text:style-name="P34">Use MCMC optimization to synthesize condition subprograms to discriminate between partitions with distinct solutions</text:p>
        </text:list-item>
        <text:list-item>
          <text:p text:style-name="P34">Unify the partial solutions using <text:span text:style-name="Source_20_Text">Ite</text:span> nodes</text:p>
        </text:list-item>
        <text:list-item>
          <text:p text:style-name="P34">Postprocess the completed solution to minimize the generated parse tree</text:p>
        </text:list-item>
      </text:list>
      <text:p text:style-name="P35">Although results with MCMC were very promising, <text:span text:style-name="T40">designing effective cost and mutation functions is a nontrivial job, even though it is relatively straightforward. </text:span>Z3 proved to <text:span text:style-name="T40">be sufficiently temperamental that time that was required for the full integration of methods had to be put to ensuring the reliability of the core solution method.</text:span></text:p>
      <text:h text:style-name="P15" text:outline-level="2">Solvers</text:h>
      <text:p text:style-name="P37">As a last-minute attempt to work around Z3’s difficulty, <text:span text:style-name="T41">two separate integrations of</text:span> Google OR-Tools solver<text:span text:style-name="T41">s</text:span> <text:span text:style-name="T41">were done</text:span>. The rationale for switching to OR-Tools was that the solvers included are less general and considerably less powerful, and as a practical matter, it’s often the case that a less general tools is more predictable in its behaviour and more performant, <text:span text:style-name="T18">provided</text:span><text:span text:style-name="T15"> what you want is the specific thing it does.</text:span></text:p>
      <text:p text:style-name="P37">OR-Tools offers two solvers that are well suited to representing this problem: <text:span text:style-name="T41">an </text:span>MIP solver for mixed integer optimization problems, and a CP-SAT solver which is particularly limited, but from prior experience i<text:span text:style-name="T41">s</text:span> good at handling large numbers <text:span text:style-name="T41">of </text:span>variables.</text:p>
      <text:p text:style-name="P37">The MIP has a very straightforward interface for setting up equations as a series of linear terms summed together in an equality constraint. This solver performed better than Z3, but ultimately not enough better to make for reliable synthesis.</text:p>
      <text:p text:style-name="P37">The CP-SAT solver <text:span text:style-name="T41">is the most limited option, and unlike the other options it is </text:span><text:span text:style-name="T18">only </text:span><text:span text:style-name="T43">able to deal with integer variables. Most of its features are geared towards representing logical structures, but it is able to represent an integer weightedSum expression and equality constraint, which is the minimum needed to represent our problem.</text:span></text:p>
      <text:p text:style-name="P39"><text:span text:style-name="T42">To be clear, there was not a rigorous analysis of the performance of the different options, but anecdotally the performance and reliability improvement with OR-Tools CP-SAT was quite striking.</text:span></text:p>
      <text:h text:style-name="P14" text:outline-level="2"><text:span text:style-name="T26">Enumeration</text:span></text:h>
      <text:p text:style-name="P22"><text:span text:style-name="T26">A number of basic measures were undertaken to improve the performance of the enumeration, such as batching synthesis jobs, reducing use of string comparison by introducing an enum type for </text:span><text:span text:style-name="Source_20_Text"><text:span text:style-name="T26">Symbol</text:span></text:span><text:span text:style-name="T26">s, and cacheing (and reuse) of synthesized trees during subsequent synthesis tasks.</text:span></text:p>
      <text:p text:style-name="P38"><text:span text:style-name="T26">E</text:span><text:span text:style-name="T22">numeration </text:span><text:span text:style-name="T26">remains the</text:span><text:span text:style-name="T23"> most </text:span><text:span text:style-name="T22">robust </text:span><text:span text:style-name="T23">and fastest way to synthesize</text:span><text:span text:style-name="T22"> low complexity </text:span><text:span text:style-name="T23">programs</text:span><text:span text:style-name="T22">. These improvements make enumeration </text:span><text:span text:style-name="T26">fast enough to be</text:span><text:span text:style-name="T22"> worth </text:span><text:soft-page-break/><text:span text:style-name="T22">attempting up to the practical limit, i.e. height 2, to rule out the simplest cases before </text:span><text:span text:style-name="T23">beginning to </text:span><text:span text:style-name="T22">engag</text:span><text:span text:style-name="T23">e</text:span><text:span text:style-name="T22"> more sophisticated algorithms </text:span><text:span text:style-name="T27">which are likely to have high startup costs and generally are not proven to perform optimal synthesis</text:span><text:span text:style-name="T22">.</text:span></text:p>
      <text:h text:style-name="Heading_20_1" text:outline-level="1">Future Work And Limitations</text:h>
      <text:h text:style-name="P12" text:outline-level="2">If-Then-Else</text:h>
      <text:p text:style-name="P29">Currently, the synthesizer is practically limited to synthesizing programs with <text:span text:style-name="Source_20_Text">Ite</text:span> nodes only for programs of height greater than 2. I.e., it can synthesize a program equivalent to</text:p>
      <text:p text:style-name="P28"><text:span text:style-name="Source_20_Text">Ite(Lt(x, 1), Add(1, y), Multiply(y, z))</text:span></text:p>
      <text:p text:style-name="P29">and</text:p>
      <text:p text:style-name="P28"><text:span text:style-name="Source_20_Text">Add(1, Multiply(y, y)), Multiply(y, z)</text:span></text:p>
      <text:p text:style-name="P29">but not</text:p>
      <text:p text:style-name="P28"><text:span text:style-name="Source_20_Text">Ite(Lt(x, 1), Add(1, Multiply(y, y)), Multiply(y, z))</text:span></text:p>
      <text:p text:style-name="P30"><text:span text:style-name="T31">The systems for partitioning and synthesizing simple conditions is likely quite close to being functional, but it’s not complete at time of writing.</text:span></text:p>
      <text:h text:style-name="Heading_20_2" text:outline-level="2">Minimality</text:h>
      <text:p text:style-name="P29">No attempt is made by the synthesizer to simplify or optimize its output, and it can certainly be very verbose. <text:span text:style-name="T31">For example, its solution for problem </text:span><text:span text:style-name="Source_20_Text"><text:span text:style-name="T31">test-data/phase2-noite/0500.txt</text:span></text:span><text:span text:style-name="T31">, which is a set of examples generated from:</text:span></text:p>
      <text:p text:style-name="P29"><text:span text:style-name="Source_20_Text">Add(Multiply(Multiply(Multiply(Add(3, y), 2), Add(y, 3)), Multiply(z, Add(y, z))), Add(Multiply(y, Add(2, 3)), x))</text:span></text:p>
      <text:p text:style-name="P29"><text:span text:style-name="T31">is a significant expansion:</text:span></text:p>
      <text:p text:style-name="P29"><text:span text:style-name="Source_20_Text">Add(Add(Add(Multiply(Multiply(Multiply(Const3, Add(Const3, Const3)), VarZ), VarZ), Multiply(Multiply(Multiply(Const2, VarY), VarY), Multiply(VarZ, VarZ))), Add(VarX, Multiply(Add(Const2, Const3), VarY))), Add(Add(Multiply(Multiply(Multiply(Const3, Add(Const2, Const2)), VarY), Multiply(VarZ, VarZ)), Multiply(Multiply(Multiply(Const3, Add(Const2, Const2)), VarY), Multiply(VarY, VarZ))), Add(Multiply(Multiply(Multiply(Const3, Add(Const3, Const3)), VarY), VarZ), Multiply(Multiply(Multiply(Const2, VarY), VarY), Multiply(VarY, VarZ)))))</text:span></text:p>
      <text:h text:style-name="P13" text:outline-level="2">Equivalence Classes</text:h>
      <text:p text:style-name="P33"><text:span text:style-name="T19">There are many, many equivalent programs, and a first approach considered was to use strict equivalence to minimize enumeration time. However, there is </text:span><text:span text:style-name="T28">still</text:span><text:span text:style-name="T19"> a deep problem of scale: an exhaustive exploration using SymPy to prove symbolic equivalence between different parse trees found approximately 36,000 equivalence </text:span><text:soft-page-break/><text:span text:style-name="T19">classes over 450,000 parse trees</text:span><text:span text:style-name="T19"><text:note text:id="ftn1" text:note-class="footnote"><text:note-citation>3</text:note-citation><text:note-body><text:p text:style-name="P4"><text:span text:style-name="T31">This experiment was conducted in a Jupyter notebook which can be found</text:span> in <text:span text:style-name="Source_20_Text">Synth/support/EqClassGen/eqclassgen.ipynb</text:span></text:p></text:note-body></text:note></text:span><text:span text:style-name="T19">. </text:span><text:span text:style-name="T20">This an order of magnitude reduction, but even a squared order of magnitude is not enough to make the next generation enumerable, practically speaking.</text:span></text:p>
      <text:p text:style-name="P29"><text:span text:style-name="T27">It would have been practical to store a table of pre-generated equivalence class representatives as a substitute for computing them, and this would have definitely substantially improved performance for that step, but enumeration is only a negligible part of synthesis for more interesting problems.</text:span></text:p>
      <text:h text:style-name="P6" text:outline-level="1">Tests</text:h>
      <text:p text:style-name="P24"><text:span text:style-name="T23">The </text:span><text:span text:style-name="T31">program is tested against a </text:span><text:span text:style-name="T23">suite automatically generated by </text:span>a <text:span text:style-name="T31">support </text:span>program<text:note text:id="ftn2" text:note-class="footnote"><text:note-citation>4</text:note-citation><text:note-body><text:p text:style-name="Footnote"><text:span text:style-name="T31">Found</text:span> in <text:span text:style-name="Source_20_Text"><text:span text:style-name="T31">Synth/support/ProblemGen/</text:span></text:span><text:span text:style-name="Source_20_Text">src/Main.hs</text:span></text:p></text:note-body></text:note> which generates random programs in the supplied DSL, and evaluates them with <text:span text:style-name="T23">arbitrarily-chosen</text:span> inputs to create a test case. These programs are generated with different maximum AST depth to produce test cases of varying challenge, <text:span text:style-name="T23">and with </text:span><text:span text:style-name="T31">more than sufficient</text:span><text:span text:style-name="T23"> input-output examples </text:span><text:span text:style-name="T31">(1000 distinct examples are available per test case in the </text:span><text:span text:style-name="T17">phase2-noite</text:span><text:span text:style-name="T31"> suite)</text:span>.</text:p>
      <text:p text:style-name="P25"><text:span text:style-name="T23">To avoid the question of semantics in the face of integer overflow, the </text:span><text:span text:style-name="T27">generator rejects input-output examples which produce large outputs. For test vectors representing larger programs (which tend to naturally produce larger outputs by the accumulation of addition and multiplication by positive numbers), this can constrain the input-output examples significantly.</text:span></text:p>
      <text:p text:style-name="P30">Additionally, the test suite whose output is reproduced here is specifically testing the subset of the DSL without <text:span text:style-name="Source_20_Text">Ite</text:span>, <text:span text:style-name="Source_20_Text">Lt</text:span>, <text:span text:style-name="Source_20_Text">Eq</text:span>, <text:span text:style-name="Source_20_Text">And</text:span>, <text:span text:style-name="Source_20_Text">Or</text:span>, or <text:span text:style-name="Source_20_Text">Not</text:span>. The synthesizer attempts synthesis up to height 2 with a BFS enumerative synthesizer, so it is capable of solving some problems of this type, but it was deemed not important to demonstrate that capability.</text:p>
      <text:p text:style-name="P30">Finally, only one test case is included at height 5; this is because the test run was aborted after a 2 minute timeout.</text:p>
      <text:p text:style-name="P31"><text:span text:style-name="T8">Within these strict limitations</text:span>, the test suite shows 100% success for equivalent programs height 4 or less, which is a significant improvement over the <text:span text:style-name="T33">phase 1 enumeration.</text:span></text:p>
      <text:h text:style-name="P9" text:outline-level="1">Conclusion</text:h>
      <text:p text:style-name="P31">The <text:span text:style-name="T33">phase 2 </text:span>synthesizer is reliably able to synthesize <text:span text:style-name="T33">a branchless </text:span>subset of programs when the equivalent target program is height 4 or less. <text:span text:style-name="T33">The algebraic transformation presented here reduces the complexity of this subproblem, and brings it into a form which allows easy application of standard solvers.</text:span></text:p>
      <text:p text:style-name="P32"><text:span text:style-name="T33">Despite this convenience, however, the complexity of the equivalent CP-SAT problem still appears to have issues with rapid growth in complexity beyond target programs with height 4.</text:span></text:p>
      <text:p text:style-name="P32"><text:soft-page-break/><text:span text:style-name="T33">There is a clear direction to incorporate synthesis of Ite branches, </text:span><text:span text:style-name="T34">improving the generality of the solver,</text:span><text:span text:style-name="T33"> but it is not clear that such techniques will improve the handling of complexity which derives from deeper target program trees.</text:span></text:p>
      <text:h text:style-name="P8" text:outline-level="1">Appendix: Test Output</text:h>
      <text:p text:style-name="Standard"><text:span text:style-name="Source_20_Text"><text:span text:style-name="T32"># test-data/phase2-noite/0100.txt</text:span></text:span></text:p>
      <text:p text:style-name="Standard"><text:span text:style-name="Source_20_Text"><text:span text:style-name="T32">[2023-12-06 07:49:02.369] INFO: Attempting solution with BFSEnum2Synthesizer</text:span></text:span></text:p>
      <text:p text:style-name="Standard"><text:span text:style-name="Source_20_Text"><text:span text:style-name="T32">Add(Const3, VarY)</text:span></text:span></text:p>
      <text:p text:style-name="Standard"><text:span text:style-name="Source_20_Text"><text:span text:style-name="T32"># test-data/phase2-noite/0101.txt</text:span></text:span></text:p>
      <text:p text:style-name="Standard"><text:span text:style-name="Source_20_Text"><text:span text:style-name="T32">[2023-12-06 07:49:02.400] INFO: Attempting solution with BFSEnum2Synthesizer</text:span></text:span></text:p>
      <text:p text:style-name="Standard"><text:span text:style-name="Source_20_Text"><text:span text:style-name="T32">Add(VarX, VarX)</text:span></text:span></text:p>
      <text:p text:style-name="Standard"><text:span text:style-name="Source_20_Text"><text:span text:style-name="T32"># test-data/phase2-noite/0102.txt</text:span></text:span></text:p>
      <text:p text:style-name="Standard"><text:span text:style-name="Source_20_Text"><text:span text:style-name="T32">[2023-12-06 07:49:02.410] INFO: Attempting solution with BFSEnum2Synthesizer</text:span></text:span></text:p>
      <text:p text:style-name="Standard"><text:span text:style-name="Source_20_Text"><text:span text:style-name="T32">Add(VarX, VarX)</text:span></text:span></text:p>
      <text:p text:style-name="Standard"><text:span text:style-name="Source_20_Text"><text:span text:style-name="T32"># test-data/phase2-noite/0103.txt</text:span></text:span></text:p>
      <text:p text:style-name="Standard"><text:span text:style-name="Source_20_Text"><text:span text:style-name="T32">[2023-12-06 07:49:02.416] INFO: Attempting solution with BFSEnum2Synthesizer</text:span></text:span></text:p>
      <text:p text:style-name="Standard"><text:span text:style-name="Source_20_Text"><text:span text:style-name="T32">Add(Const1, VarZ)</text:span></text:span></text:p>
      <text:p text:style-name="Standard"><text:span text:style-name="Source_20_Text"><text:span text:style-name="T32"># test-data/phase2-noite/0104.txt</text:span></text:span></text:p>
      <text:p text:style-name="Standard"><text:span text:style-name="Source_20_Text"><text:span text:style-name="T32">[2023-12-06 07:49:02.422] INFO: Attempting solution with BFSEnum2Synthesizer</text:span></text:span></text:p>
      <text:p text:style-name="Standard"><text:span text:style-name="Source_20_Text"><text:span text:style-name="T32">Add(Const2, VarZ)</text:span></text:span></text:p>
      <text:p text:style-name="Standard"><text:span text:style-name="Source_20_Text"><text:span text:style-name="T32"># test-data/phase2-noite/0105.txt</text:span></text:span></text:p>
      <text:p text:style-name="Standard"><text:span text:style-name="Source_20_Text"><text:span text:style-name="T32">[2023-12-06 07:49:02.427] INFO: Attempting solution with BFSEnum2Synthesizer</text:span></text:span></text:p>
      <text:p text:style-name="Standard"><text:span text:style-name="Source_20_Text"><text:span text:style-name="T32">Add(Const3, Const3)</text:span></text:span></text:p>
      <text:p text:style-name="Standard"><text:span text:style-name="Source_20_Text"><text:span text:style-name="T32"># test-data/phase2-noite/0106.txt</text:span></text:span></text:p>
      <text:p text:style-name="Standard"><text:span text:style-name="Source_20_Text"><text:span text:style-name="T32">[2023-12-06 07:49:02.439] INFO: Attempting solution with BFSEnum2Synthesizer</text:span></text:span></text:p>
      <text:p text:style-name="Standard"><text:span text:style-name="Source_20_Text"><text:span text:style-name="T32">Add(VarX, VarZ)</text:span></text:span></text:p>
      <text:p text:style-name="Standard"><text:span text:style-name="Source_20_Text"><text:span text:style-name="T32"># test-data/phase2-noite/0107.txt</text:span></text:span></text:p>
      <text:p text:style-name="Standard"><text:span text:style-name="Source_20_Text"><text:span text:style-name="T32">[2023-12-06 07:49:02.443] INFO: Attempting solution with BFSEnum2Synthesizer</text:span></text:span></text:p>
      <text:p text:style-name="Standard"><text:span text:style-name="Source_20_Text"><text:span text:style-name="T32">Add(Const2, Const3)</text:span></text:span></text:p>
      <text:p text:style-name="Standard"><text:span text:style-name="Source_20_Text"><text:span text:style-name="T32"># test-data/phase2-noite/0108.txt</text:span></text:span></text:p>
      <text:p text:style-name="Standard"><text:span text:style-name="Source_20_Text"><text:span text:style-name="T32">[2023-12-06 07:49:02.446] INFO: Attempting solution with BFSEnum2Synthesizer</text:span></text:span></text:p>
      <text:p text:style-name="Standard"><text:span text:style-name="Source_20_Text"><text:span text:style-name="T32">Add(Const3, Const3)</text:span></text:span></text:p>
      <text:p text:style-name="Standard"><text:span text:style-name="Source_20_Text"><text:span text:style-name="T32"># test-data/phase2-noite/0109.txt</text:span></text:span></text:p>
      <text:p text:style-name="Standard"><text:span text:style-name="Source_20_Text"><text:span text:style-name="T32">[2023-12-06 07:49:02.451] INFO: Attempting solution with BFSEnum2Synthesizer</text:span></text:span></text:p>
      <text:p text:style-name="Standard"><text:span text:style-name="Source_20_Text"><text:span text:style-name="T32">Add(Const1, VarX)</text:span></text:span></text:p>
      <text:p text:style-name="Standard"><text:span text:style-name="Source_20_Text"><text:span text:style-name="T32"># test-data/phase2-noite/0200.txt</text:span></text:span></text:p>
      <text:p text:style-name="Standard"><text:span text:style-name="Source_20_Text"><text:span text:style-name="T32">[2023-12-06 07:49:02.455] INFO: Attempting solution with BFSEnum2Synthesizer</text:span></text:span></text:p>
      <text:p text:style-name="Standard"><text:span text:style-name="Source_20_Text"><text:span text:style-name="T32">Multiply(Add(Const3, VarY), Add(VarX, VarY))</text:span></text:span></text:p>
      <text:p text:style-name="Standard"><text:span text:style-name="Source_20_Text"><text:span text:style-name="T32"># test-data/phase2-noite/0201.txt</text:span></text:span></text:p>
      <text:p text:style-name="Standard"><text:span text:style-name="Source_20_Text"><text:span text:style-name="T32">[2023-12-06 07:49:04.050] INFO: Attempting solution with BFSEnum2Synthesizer</text:span></text:span></text:p>
      <text:p text:style-name="Standard"><text:span text:style-name="Source_20_Text"><text:span text:style-name="T32">Add(Add(VarX, VarX), Add(VarY, VarY))</text:span></text:span></text:p>
      <text:p text:style-name="Standard"><text:span text:style-name="Source_20_Text"><text:span text:style-name="T32"># test-data/phase2-noite/0202.txt</text:span></text:span></text:p>
      <text:p text:style-name="Standard"><text:span text:style-name="Source_20_Text"><text:span text:style-name="T32">[2023-12-06 07:49:04.518] INFO: Attempting solution with BFSEnum2Synthesizer</text:span></text:span></text:p>
      <text:p text:style-name="Standard"><text:span text:style-name="Source_20_Text"><text:span text:style-name="T32">Multiply(Add(Const2, VarY), Add(Const3, VarY))</text:span></text:span></text:p>
      <text:p text:style-name="Standard"><text:span text:style-name="Source_20_Text"><text:span text:style-name="T32"># test-data/phase2-noite/0203.txt</text:span></text:span></text:p>
      <text:p text:style-name="Standard"><text:span text:style-name="Source_20_Text"><text:span text:style-name="T32">[2023-12-06 07:49:05.077] INFO: Attempting solution with BFSEnum2Synthesizer</text:span></text:span></text:p>
      <text:p text:style-name="Standard"><text:span text:style-name="Source_20_Text"><text:span text:style-name="T32">Add(Add(Const2, Const3), Multiply(Const3, Const3))</text:span></text:span></text:p>
      <text:p text:style-name="Standard"><text:span text:style-name="Source_20_Text"><text:span text:style-name="T32"># test-data/phase2-noite/0204.txt</text:span></text:span></text:p>
      <text:p text:style-name="Standard"><text:span text:style-name="Source_20_Text"><text:span text:style-name="T32">[2023-12-06 07:49:05.598] INFO: Attempting solution with BFSEnum2Synthesizer</text:span></text:span></text:p>
      <text:p text:style-name="Standard"><text:span text:style-name="Source_20_Text"><text:span text:style-name="T32">Add(Add(Const1, Const1), Add(Const2, VarY))</text:span></text:span></text:p>
      <text:p text:style-name="Standard"><text:span text:style-name="Source_20_Text"><text:span text:style-name="T32"># test-data/phase2-noite/0205.txt</text:span></text:span></text:p>
      <text:p text:style-name="Standard"><text:span text:style-name="Source_20_Text"><text:span text:style-name="T32">[2023-12-06 07:49:05.997] INFO: Attempting solution with BFSEnum2Synthesizer</text:span></text:span></text:p>
      <text:p text:style-name="Standard"><text:span text:style-name="Source_20_Text"><text:span text:style-name="T32">Add(Add(VarX, VarZ), VarZ)</text:span></text:span></text:p>
      <text:p text:style-name="Standard"><text:span text:style-name="Source_20_Text"><text:span text:style-name="T32"># test-data/phase2-noite/0206.txt</text:span></text:span></text:p>
      <text:p text:style-name="Standard"><text:span text:style-name="Source_20_Text"><text:span text:style-name="T32">[2023-12-06 07:49:06.363] INFO: Attempting solution with BFSEnum2Synthesizer</text:span></text:span></text:p>
      <text:p text:style-name="Standard"><text:span text:style-name="Source_20_Text"><text:span text:style-name="T32">Add(Add(Const1, Const2), Add(Const3, VarZ))</text:span></text:span></text:p>
      <text:p text:style-name="Standard"><text:span text:style-name="Source_20_Text"><text:span text:style-name="T32"># test-data/phase2-noite/0207.txt</text:span></text:span></text:p>
      <text:p text:style-name="Standard"><text:span text:style-name="Source_20_Text"><text:span text:style-name="T32">[2023-12-06 07:49:06.712] INFO: Attempting solution with BFSEnum2Synthesizer</text:span></text:span></text:p>
      <text:p text:style-name="Standard"><text:span text:style-name="Source_20_Text"><text:span text:style-name="T32">Add(Add(VarY, VarY), Add(VarY, VarZ))</text:span></text:span></text:p>
      <text:p text:style-name="Standard"><text:span text:style-name="Source_20_Text"><text:span text:style-name="T32"># test-data/phase2-noite/0208.txt</text:span></text:span></text:p>
      <text:p text:style-name="Standard"><text:span text:style-name="Source_20_Text"><text:span text:style-name="T32">[2023-12-06 07:49:07.135] INFO: Attempting solution with BFSEnum2Synthesizer</text:span></text:span></text:p>
      <text:p text:style-name="Standard"><text:span text:style-name="Source_20_Text"><text:span text:style-name="T32">Multiply(Add(Const2, Const3), Add(VarX, VarZ))</text:span></text:span></text:p>
      <text:p text:style-name="Standard"><text:span text:style-name="Source_20_Text"><text:span text:style-name="T32"># test-data/phase2-noite/0209.txt</text:span></text:span></text:p>
      <text:p text:style-name="Standard"><text:span text:style-name="Source_20_Text"><text:span text:style-name="T32">[2023-12-06 07:49:07.488] INFO: Attempting solution with BFSEnum2Synthesizer</text:span></text:span></text:p>
      <text:p text:style-name="Standard"><text:span text:style-name="Source_20_Text"><text:span text:style-name="T32">Add(Multiply(Const3, VarZ), Multiply(Const3, VarZ))</text:span></text:span></text:p>
      <text:p text:style-name="Standard"><text:span text:style-name="Source_20_Text"><text:span text:style-name="T32"># test-data/phase2-noite/0300.txt</text:span></text:span></text:p>
      <text:p text:style-name="Standard"><text:span text:style-name="Source_20_Text"><text:span text:style-name="T32">[2023-12-06 07:49:07.873] INFO: Attempting solution with BFSEnum2Synthesizer</text:span></text:span></text:p>
      <text:p text:style-name="Standard"><text:span text:style-name="Source_20_Text"><text:span text:style-name="T32">Add(Add(Const3, VarY), Multiply(Const3, VarX))</text:span></text:span></text:p>
      <text:p text:style-name="Standard"><text:span text:style-name="Source_20_Text"><text:span text:style-name="T32"># test-data/phase2-noite/0301.txt</text:span></text:span></text:p>
      <text:p text:style-name="Standard"><text:span text:style-name="Source_20_Text"><text:span text:style-name="T32">[2023-12-06 07:49:08.234] INFO: Attempting solution with BFSEnum2Synthesizer</text:span></text:span></text:p>
      <text:p text:style-name="Standard"><text:span text:style-name="Source_20_Text"><text:span text:style-name="T32">[2023-12-06 07:49:08.588] INFO: Attempting solution with VoltronSynthesizer</text:span></text:span></text:p>
      <text:p text:style-name="Standard"><text:span text:style-name="Source_20_Text"><text:span text:style-name="T32">Add(Add(Const2, VarX), Add(VarY, Multiply(Const3, VarZ)))</text:span></text:span></text:p>
      <text:p text:style-name="Standard"><text:span text:style-name="Source_20_Text"><text:span text:style-name="T32"># test-data/phase2-noite/0302.txt</text:span></text:span></text:p>
      <text:p text:style-name="Standard"><text:span text:style-name="Source_20_Text"><text:span text:style-name="T32">[2023-12-06 07:49:08.694] INFO: Attempting solution with BFSEnum2Synthesizer</text:span></text:span></text:p>
      <text:p text:style-name="Standard"><text:span text:style-name="Source_20_Text"><text:span text:style-name="T32">[2023-12-06 07:49:09.059] INFO: Attempting solution with VoltronSynthesizer</text:span></text:span></text:p>
      <text:p text:style-name="Standard"><text:span text:style-name="Source_20_Text"><text:span text:style-name="T32">Add(Add(Add(Add(Const3, Const3), Multiply(Const2, VarX)), Multiply(Const3, VarY)), Add(Multiply(VarX, VarY), Multiply(Multiply(VarX, VarY), VarZ)))</text:span></text:span></text:p>
      <text:p text:style-name="Standard"><text:span text:style-name="Source_20_Text"><text:span text:style-name="T32"># test-data/phase2-noite/0303.txt</text:span></text:span></text:p>
      <text:p text:style-name="Standard"><text:span text:style-name="Source_20_Text"><text:span text:style-name="T32">[2023-12-06 07:49:09.067] INFO: Attempting solution with BFSEnum2Synthesizer</text:span></text:span></text:p>
      <text:p text:style-name="Standard"><text:span text:style-name="Source_20_Text"><text:span text:style-name="T32">[2023-12-06 07:49:09.460] INFO: Attempting solution with VoltronSynthesizer</text:span></text:span></text:p>
      <text:p text:style-name="Standard"><text:soft-page-break/><text:span text:style-name="Source_20_Text"><text:span text:style-name="T32">Add(Add(Multiply(Const3, Const3), Multiply(Add(Const3, Const3), VarX)), Add(Multiply(Add(Const3, Const3), VarY), Multiply(Multiply(Add(Const2, Const2), VarX), VarY)))</text:span></text:span></text:p>
      <text:p text:style-name="Standard"><text:span text:style-name="Source_20_Text"><text:span text:style-name="T32"># test-data/phase2-noite/0304.txt</text:span></text:span></text:p>
      <text:p text:style-name="Standard"><text:span text:style-name="Source_20_Text"><text:span text:style-name="T32">[2023-12-06 07:49:09.467] INFO: Attempting solution with BFSEnum2Synthesizer</text:span></text:span></text:p>
      <text:p text:style-name="Standard"><text:span text:style-name="Source_20_Text"><text:span text:style-name="T32">[2023-12-06 07:49:09.820] INFO: Attempting solution with VoltronSynthesizer</text:span></text:span></text:p>
      <text:p text:style-name="Standard"><text:span text:style-name="Source_20_Text"><text:span text:style-name="T32">Add(Add(Const1, Multiply(Const3, VarY)), Multiply(Const3, VarZ))</text:span></text:span></text:p>
      <text:p text:style-name="Standard"><text:span text:style-name="Source_20_Text"><text:span text:style-name="T32"># test-data/phase2-noite/0305.txt</text:span></text:span></text:p>
      <text:p text:style-name="Standard"><text:span text:style-name="Source_20_Text"><text:span text:style-name="T32">[2023-12-06 07:49:09.826] INFO: Attempting solution with BFSEnum2Synthesizer</text:span></text:span></text:p>
      <text:p text:style-name="Standard"><text:span text:style-name="Source_20_Text"><text:span text:style-name="T32">[2023-12-06 07:49:10.188] INFO: Attempting solution with VoltronSynthesizer</text:span></text:span></text:p>
      <text:p text:style-name="Standard"><text:span text:style-name="Source_20_Text"><text:span text:style-name="T32">Add(Add(Multiply(VarZ, VarZ), Multiply(Multiply(VarY, VarZ), VarZ)), Add(Multiply(Const2, VarZ), Multiply(Multiply(Const2, VarY), VarZ)))</text:span></text:span></text:p>
      <text:p text:style-name="Standard"><text:span text:style-name="Source_20_Text"><text:span text:style-name="T32"># test-data/phase2-noite/0306.txt</text:span></text:span></text:p>
      <text:p text:style-name="Standard"><text:span text:style-name="Source_20_Text"><text:span text:style-name="T32">[2023-12-06 07:49:10.196] INFO: Attempting solution with BFSEnum2Synthesizer</text:span></text:span></text:p>
      <text:p text:style-name="Standard"><text:span text:style-name="Source_20_Text"><text:span text:style-name="T32">[2023-12-06 07:49:10.560] INFO: Attempting solution with VoltronSynthesizer</text:span></text:span></text:p>
      <text:p text:style-name="Standard"><text:span text:style-name="Source_20_Text"><text:span text:style-name="T32">Add(Add(Multiply(Multiply(Const2, VarZ), VarZ), Multiply(Const2, VarY)), Multiply(Const2, VarZ))</text:span></text:span></text:p>
      <text:p text:style-name="Standard"><text:span text:style-name="Source_20_Text"><text:span text:style-name="T32"># test-data/phase2-noite/0307.txt</text:span></text:span></text:p>
      <text:p text:style-name="Standard"><text:span text:style-name="Source_20_Text"><text:span text:style-name="T32">[2023-12-06 07:49:10.566] INFO: Attempting solution with BFSEnum2Synthesizer</text:span></text:span></text:p>
      <text:p text:style-name="Standard"><text:span text:style-name="Source_20_Text"><text:span text:style-name="T32">[2023-12-06 07:49:10.921] INFO: Attempting solution with VoltronSynthesizer</text:span></text:span></text:p>
      <text:p text:style-name="Standard"><text:span text:style-name="Source_20_Text"><text:span text:style-name="T32">Add(Add(Add(Multiply(VarY, VarY), Multiply(Multiply(Const2, VarX), VarY)), Multiply(Multiply(VarY, VarY), VarZ)), Add(Multiply(Multiply(VarX, VarY), VarZ), Multiply(VarX, VarX)))</text:span></text:span></text:p>
      <text:p text:style-name="Standard"><text:span text:style-name="Source_20_Text"><text:span text:style-name="T32"># test-data/phase2-noite/0308.txt</text:span></text:span></text:p>
      <text:p text:style-name="Standard"><text:span text:style-name="Source_20_Text"><text:span text:style-name="T32">[2023-12-06 07:49:10.927] INFO: Attempting solution with BFSEnum2Synthesizer</text:span></text:span></text:p>
      <text:p text:style-name="Standard"><text:span text:style-name="Source_20_Text"><text:span text:style-name="T32">[2023-12-06 07:49:11.292] INFO: Attempting solution with VoltronSynthesizer</text:span></text:span></text:p>
      <text:p text:style-name="Standard"><text:span text:style-name="Source_20_Text"><text:span text:style-name="T32">[2023-12-06 07:49:11.298] WARNING: No satisfying solution found! Solver returned INFEASIBLE</text:span></text:span></text:p>
      <text:p text:style-name="Standard"><text:span text:style-name="Source_20_Text"><text:span text:style-name="T32">Add(Add(Multiply(Const3, Add(Const3, Const3)), Multiply(Multiply(VarX, VarZ), VarZ)), Add(Multiply(Const3, VarZ), Multiply(Multiply(Add(Const3, Const3), VarX), VarZ)))</text:span></text:span></text:p>
      <text:p text:style-name="Standard"><text:span text:style-name="Source_20_Text"><text:span text:style-name="T32"># test-data/phase2-noite/0309.txt</text:span></text:span></text:p>
      <text:p text:style-name="Standard"><text:span text:style-name="Source_20_Text"><text:span text:style-name="T32">[2023-12-06 07:49:11.310] INFO: Attempting solution with BFSEnum2Synthesizer</text:span></text:span></text:p>
      <text:p text:style-name="Standard"><text:span text:style-name="Source_20_Text"><text:span text:style-name="T32">[2023-12-06 07:49:11.672] INFO: Attempting solution with VoltronSynthesizer</text:span></text:span></text:p>
      <text:p text:style-name="Standard"><text:span text:style-name="Source_20_Text"><text:span text:style-name="T32">Add(Add(Add(Const3, Const3), Multiply(VarZ, VarZ)), Add(VarX, VarY))</text:span></text:span></text:p>
      <text:p text:style-name="Standard"><text:span text:style-name="Source_20_Text"><text:span text:style-name="T32"># test-data/phase2-noite/0400.txt</text:span></text:span></text:p>
      <text:p text:style-name="Standard"><text:span text:style-name="Source_20_Text"><text:span text:style-name="T32">[2023-12-06 07:49:11.677] INFO: Attempting solution with BFSEnum2Synthesizer</text:span></text:span></text:p>
      <text:p text:style-name="Standard"><text:span text:style-name="Source_20_Text"><text:span text:style-name="T32">[2023-12-06 07:49:12.042] INFO: Attempting solution with VoltronSynthesizer</text:span></text:span></text:p>
      <text:p text:style-name="Standard"><text:span text:style-name="Source_20_Text"><text:span text:style-name="T32">[2023-12-06 07:49:12.044] WARNING: No satisfying solution found! Solver returned INFEASIBLE</text:span></text:span></text:p>
      <text:p text:style-name="Standard"><text:span text:style-name="Source_20_Text"><text:span text:style-name="T32">Add(Multiply(Multiply(Multiply(Multiply(Const3, Const3), VarX), VarY), Multiply(Multiply(VarY, VarZ), VarZ)), Multiply(Multiply(Multiply(Multiply(Const3, Multiply(Const3, Const3)), VarX), VarY), Multiply(VarZ, VarZ)))</text:span></text:span></text:p>
      <text:p text:style-name="Standard"><text:span text:style-name="Source_20_Text"><text:span text:style-name="T32"># test-data/phase2-noite/0401.txt</text:span></text:span></text:p>
      <text:p text:style-name="Standard"><text:span text:style-name="Source_20_Text"><text:span text:style-name="T32">[2023-12-06 07:49:12.054] INFO: Attempting solution with BFSEnum2Synthesizer</text:span></text:span></text:p>
      <text:p text:style-name="Standard"><text:span text:style-name="Source_20_Text"><text:span text:style-name="T32">[2023-12-06 07:49:12.416] INFO: Attempting solution with VoltronSynthesizer</text:span></text:span></text:p>
      <text:p text:style-name="Standard"><text:span text:style-name="Source_20_Text"><text:span text:style-name="T32">[2023-12-06 07:49:12.420] WARNING: No satisfying solution found! Solver returned INFEASIBLE</text:span></text:span></text:p>
      <text:p text:style-name="Standard"><text:span text:style-name="Source_20_Text"><text:span text:style-name="T32">Add(Add(Add(Add(Multiply(Multiply(Add(Const3, Const3), VarY), VarY), Multiply(VarZ, VarZ)), Multiply(Multiply(VarX, VarZ), VarZ)), Add(Multiply(Multiply(Const3, VarY), Multiply(VarZ, VarZ)), Multiply(Multiply(Const3, VarX), VarY))), Add(Add(Add(Multiply(Multiply(Const2, VarY), Multiply(VarY, VarZ)), Multiply(Multiply(VarZ, VarZ), VarZ)), Multiply(VarX, VarZ)), Add(Multiply(Multiply(Add(Const2, Const3), VarY), VarZ), Multiply(Multiply(VarX, VarY), VarZ))))</text:span></text:span></text:p>
      <text:p text:style-name="Standard"><text:span text:style-name="Source_20_Text"><text:span text:style-name="T32"># test-data/phase2-noite/0402.txt</text:span></text:span></text:p>
      <text:p text:style-name="Standard"><text:span text:style-name="Source_20_Text"><text:span text:style-name="T32">[2023-12-06 07:49:12.438] INFO: Attempting solution with BFSEnum2Synthesizer</text:span></text:span></text:p>
      <text:p text:style-name="Standard"><text:span text:style-name="Source_20_Text"><text:span text:style-name="T32">[2023-12-06 07:49:12.801] INFO: Attempting solution with VoltronSynthesizer</text:span></text:span></text:p>
      <text:p text:style-name="Standard"><text:span text:style-name="Source_20_Text"><text:span text:style-name="T32">[2023-12-06 07:49:14.079] WARNING: No satisfying solution found! Solver returned INFEASIBLE</text:span></text:span></text:p>
      <text:p text:style-name="Standard"><text:span text:style-name="Source_20_Text"><text:span text:style-name="T32">[2023-12-06 07:49:19.081] WARNING: No satisfying solution found! Solver returned UNKNOWN</text:span></text:span></text:p>
      <text:p text:style-name="Standard"><text:span text:style-name="Source_20_Text"><text:span text:style-name="T32">[2023-12-06 07:49:24.084] WARNING: No satisfying solution found! Solver returned UNKNOWN</text:span></text:span></text:p>
      <text:p text:style-name="Standard"><text:span text:style-name="Source_20_Text"><text:span text:style-name="T32">[2023-12-06 07:49:29.085] WARNING: No satisfying solution found! Solver returned UNKNOWN</text:span></text:span></text:p>
      <text:p text:style-name="Standard"><text:span text:style-name="Source_20_Text"><text:span text:style-name="T32">[2023-12-06 07:49:30.190] WARNING: No satisfying solution found! Solver returned INFEASIBLE</text:span></text:span></text:p>
      <text:p text:style-name="Standard"><text:span text:style-name="Source_20_Text"><text:span text:style-name="T32">[2023-12-06 07:49:35.192] WARNING: No satisfying solution found! Solver returned UNKNOWN</text:span></text:span></text:p>
      <text:p text:style-name="Standard"><text:span text:style-name="Source_20_Text"><text:span text:style-name="T32">[2023-12-06 07:49:40.194] WARNING: No satisfying solution found! Solver returned UNKNOWN</text:span></text:span></text:p>
      <text:p text:style-name="Standard"><text:span text:style-name="Source_20_Text"><text:span text:style-name="T32">[2023-12-06 07:49:41.158] WARNING: No satisfying solution found! Solver returned INFEASIBLE</text:span></text:span></text:p>
      <text:p text:style-name="Standard"><text:span text:style-name="Source_20_Text"><text:span text:style-name="T32">Add(Add(Add(Multiply(Multiply(Multiply(Const3, Const3), VarY), VarY), Multiply(Multiply(Const3, Add(Const3, Const3)), VarX)), Add(Multiply(Multiply(Const3, Add(Const3, Const3)), VarY), Multiply(Multiply(Multiply(Const3, Const3), VarX), VarY))), Add(Add(Multiply(Multiply(Add(Const2, Multiply(Const3, Const2)), VarY), Multiply(VarY, VarZ)), Multiply(Multiply(Add(Const1, Multiply(Const3, Add(Const2, Const3))), VarX), VarZ)), Add(Multiply(Multiply(Add(Const1, Multiply(Const3, Add(Const2, Const3))), VarY), VarZ), Multiply(Multiply(Add(Const2, Multiply(Const3, Const2)), VarX), Multiply(VarY, VarZ)))))</text:span></text:span></text:p>
      <text:p text:style-name="Standard"><text:span text:style-name="Source_20_Text"><text:span text:style-name="T32"># test-data/phase2-noite/0403.txt</text:span></text:span></text:p>
      <text:p text:style-name="Standard"><text:span text:style-name="Source_20_Text"><text:span text:style-name="T32">[2023-12-06 07:49:42.366] INFO: Attempting solution with BFSEnum2Synthesizer</text:span></text:span></text:p>
      <text:p text:style-name="Standard"><text:span text:style-name="Source_20_Text"><text:span text:style-name="T32">[2023-12-06 07:49:42.714] INFO: Attempting solution with VoltronSynthesizer</text:span></text:span></text:p>
      <text:p text:style-name="Standard"><text:span text:style-name="Source_20_Text"><text:span text:style-name="T32">[2023-12-06 07:49:42.715] WARNING: No satisfying solution found! Solver returned INFEASIBLE</text:span></text:span></text:p>
      <text:p text:style-name="Standard"><text:span text:style-name="Source_20_Text"><text:span text:style-name="T32">[2023-12-06 07:49:42.726] WARNING: No satisfying solution found! Solver returned INFEASIBLE</text:span></text:span></text:p>
      <text:p text:style-name="Standard"><text:span text:style-name="Source_20_Text"><text:span text:style-name="T32">[2023-12-06 07:49:47.729] WARNING: No satisfying solution found! Solver returned UNKNOWN</text:span></text:span></text:p>
      <text:p text:style-name="Standard"><text:span text:style-name="Source_20_Text"><text:span text:style-name="T32">[2023-12-06 07:49:47.730] WARNING: No satisfying solution found! Solver returned INFEASIBLE</text:span></text:span></text:p>
      <text:p text:style-name="Standard"><text:span text:style-name="Source_20_Text"><text:span text:style-name="T32">[2023-12-06 07:49:49.117] WARNING: No satisfying solution found! Solver returned INFEASIBLE</text:span></text:span></text:p>
      <text:p text:style-name="Standard"><text:span text:style-name="Source_20_Text"><text:span text:style-name="T32">[2023-12-06 07:49:54.119] WARNING: No satisfying solution found! Solver returned UNKNOWN</text:span></text:span></text:p>
      <text:p text:style-name="Standard"><text:span text:style-name="Source_20_Text"><text:span text:style-name="T32">Add(Add(Add(Multiply(Multiply(Multiply(Const3, VarX), VarY), Multiply(Multiply(VarY, VarY), VarY)), Multiply(Multiply(Multiply(Multiply(Const3, Add(Const1, Multiply(Const3, Const3))), VarX), VarY), Multiply(VarY, VarY))), Add(Multiply(Multiply(Multiply(Const3, VarX), VarY), Multiply(VarY, VarZ)), Multiply(Multiply(Multiply(Multiply(Const3, Add(Const2, Multiply(Const3, Const3))), VarX), VarX), Multiply(VarY, VarY)))), Add(Add(Multiply(Multiply(Multiply(Const3, VarX), VarX), Multiply(Multiply(VarY, VarY), VarY)), Multiply(Multiply(Multiply(Const3, VarX), VarX), Multiply(VarX, VarY))), Multiply(Multiply(Multiply(Const3, VarX), VarX), Multiply(VarY, VarZ))))</text:span></text:span></text:p>
      <text:p text:style-name="Standard"><text:soft-page-break/><text:span text:style-name="Source_20_Text"><text:span text:style-name="T32"># test-data/phase2-noite/0404.txt</text:span></text:span></text:p>
      <text:p text:style-name="Standard"><text:span text:style-name="Source_20_Text"><text:span text:style-name="T32">[2023-12-06 07:49:55.656] INFO: Attempting solution with BFSEnum2Synthesizer</text:span></text:span></text:p>
      <text:p text:style-name="Standard"><text:span text:style-name="Source_20_Text"><text:span text:style-name="T32">[2023-12-06 07:49:56.004] INFO: Attempting solution with VoltronSynthesizer</text:span></text:span></text:p>
      <text:p text:style-name="Standard"><text:span text:style-name="Source_20_Text"><text:span text:style-name="T32">Add(Add(Multiply(Add(Const1, Multiply(Const3, Add(Const2, Const3))), VarZ), Multiply(Multiply(Add(Const2, Const2), VarX), VarZ)), Multiply(Multiply(Multiply(Const3, Add(Const2, Const2)), VarY), VarZ))</text:span></text:span></text:p>
      <text:p text:style-name="Standard"><text:span text:style-name="Source_20_Text"><text:span text:style-name="T32"># test-data/phase2-noite/0405.txt</text:span></text:span></text:p>
      <text:p text:style-name="Standard"><text:span text:style-name="Source_20_Text"><text:span text:style-name="T32">[2023-12-06 07:49:56.009] INFO: Attempting solution with BFSEnum2Synthesizer</text:span></text:span></text:p>
      <text:p text:style-name="Standard"><text:span text:style-name="Source_20_Text"><text:span text:style-name="T32">[2023-12-06 07:49:56.365] INFO: Attempting solution with VoltronSynthesizer</text:span></text:span></text:p>
      <text:p text:style-name="Standard"><text:span text:style-name="Source_20_Text"><text:span text:style-name="T32">Add(Add(Multiply(Add(Const2, Const2), VarY), Multiply(Multiply(Const2, VarX), VarY)), Multiply(VarY, VarZ))</text:span></text:span></text:p>
      <text:p text:style-name="Standard"><text:span text:style-name="Source_20_Text"><text:span text:style-name="T32"># test-data/phase2-noite/0406.txt</text:span></text:span></text:p>
      <text:p text:style-name="Standard"><text:span text:style-name="Source_20_Text"><text:span text:style-name="T32">[2023-12-06 07:49:56.370] INFO: Attempting solution with BFSEnum2Synthesizer</text:span></text:span></text:p>
      <text:p text:style-name="Standard"><text:span text:style-name="Source_20_Text"><text:span text:style-name="T32">[2023-12-06 07:49:56.717] INFO: Attempting solution with VoltronSynthesizer</text:span></text:span></text:p>
      <text:p text:style-name="Standard"><text:span text:style-name="Source_20_Text"><text:span text:style-name="T32">Add(Add(Add(Add(Multiply(Const3, Add(Const2, Const2)), Multiply(VarY, VarY)), Multiply(Multiply(Const2, VarZ), VarZ)), Add(Multiply(Add(Const1, Multiply(Const3, Const2)), VarY), Multiply(Add(Const2, Multiply(Const3, Const3)), VarZ))), Add(Add(Multiply(Multiply(Const3, VarY), VarZ), Multiply(Multiply(Add(Const2, Const2), VarX), VarX)), Add(Multiply(Multiply(VarX, VarX), VarY), Multiply(Multiply(VarX, VarX), VarZ))))</text:span></text:span></text:p>
      <text:p text:style-name="Standard"><text:span text:style-name="Source_20_Text"><text:span text:style-name="T32"># test-data/phase2-noite/0407.txt</text:span></text:span></text:p>
      <text:p text:style-name="Standard"><text:span text:style-name="Source_20_Text"><text:span text:style-name="T32">[2023-12-06 07:49:56.749] INFO: Attempting solution with BFSEnum2Synthesizer</text:span></text:span></text:p>
      <text:p text:style-name="Standard"><text:span text:style-name="Source_20_Text"><text:span text:style-name="T32">[2023-12-06 07:49:57.098] INFO: Attempting solution with VoltronSynthesizer</text:span></text:span></text:p>
      <text:p text:style-name="Standard"><text:span text:style-name="Source_20_Text"><text:span text:style-name="T32">[2023-12-06 07:49:57.103] WARNING: No satisfying solution found! Solver returned INFEASIBLE</text:span></text:span></text:p>
      <text:p text:style-name="Standard"><text:span text:style-name="Source_20_Text"><text:span text:style-name="T32">Add(Add(Add(Add(Multiply(Multiply(Add(Const2, Const2), VarX), Multiply(VarY, VarY)), Multiply(Multiply(Const2, VarX), Multiply(VarZ, VarZ))), Multiply(Multiply(Add(Const2, Multiply(Const3, Const2)), VarX), VarY)), Add(Add(Multiply(Multiply(Add(Const2, Const2), VarX), VarZ), Multiply(Multiply(Add(Const3, Const3), VarX), Multiply(VarY, VarZ))), Multiply(Multiply(Multiply(Const2, VarX), VarX), Multiply(VarY, VarY)))), Add(Add(Add(Multiply(Multiply(VarX, VarX), Multiply(VarZ, VarZ)), Multiply(Multiply(Add(Const2, Multiply(Const3, Const2)), VarX), Multiply(VarX, VarY))), Multiply(Multiply(Multiply(Const2, VarX), VarX), Multiply(VarX, VarY))), Add(Add(Multiply(Multiply(Add(Const2, Const2), VarX), Multiply(VarX, VarZ)), Multiply(Multiply(VarX, VarX), Multiply(VarX, VarZ))), Multiply(Multiply(Multiply(Const3, VarX), VarX), Multiply(VarY, VarZ)))))</text:span></text:span></text:p>
      <text:p text:style-name="Standard"><text:span text:style-name="Source_20_Text"><text:span text:style-name="T32"># test-data/phase2-noite/0408.txt</text:span></text:span></text:p>
      <text:p text:style-name="Standard"><text:span text:style-name="Source_20_Text"><text:span text:style-name="T32">[2023-12-06 07:49:58.986] INFO: Attempting solution with BFSEnum2Synthesizer</text:span></text:span></text:p>
      <text:p text:style-name="Standard"><text:span text:style-name="Source_20_Text"><text:span text:style-name="T32">[2023-12-06 07:49:59.338] INFO: Attempting solution with VoltronSynthesizer</text:span></text:span></text:p>
      <text:p text:style-name="Standard"><text:span text:style-name="Source_20_Text"><text:span text:style-name="T32">Add(Add(Add(Const1, Multiply(Const3, Const3)), Multiply(Add(Const2, Const2), VarY)), Add(Multiply(Const2, VarZ), Multiply(Multiply(Add(Const3, Const3), VarY), VarZ)))</text:span></text:span></text:p>
      <text:p text:style-name="Standard"><text:span text:style-name="Source_20_Text"><text:span text:style-name="T32"># test-data/phase2-noite/0409.txt</text:span></text:span></text:p>
      <text:p text:style-name="Standard"><text:span text:style-name="Source_20_Text"><text:span text:style-name="T32">[2023-12-06 07:49:59.342] INFO: Attempting solution with BFSEnum2Synthesizer</text:span></text:span></text:p>
      <text:p text:style-name="Standard"><text:span text:style-name="Source_20_Text"><text:span text:style-name="T32">[2023-12-06 07:49:59.690] INFO: Attempting solution with VoltronSynthesizer</text:span></text:span></text:p>
      <text:p text:style-name="Standard"><text:span text:style-name="Source_20_Text"><text:span text:style-name="T32">[2023-12-06 07:49:59.691] WARNING: No satisfying solution found! Solver returned INFEASIBLE</text:span></text:span></text:p>
      <text:p text:style-name="Standard"><text:span text:style-name="Source_20_Text"><text:span text:style-name="T32">[2023-12-06 07:49:59.694] WARNING: No satisfying solution found! Solver returned INFEASIBLE</text:span></text:span></text:p>
      <text:p text:style-name="Standard"><text:span text:style-name="Source_20_Text"><text:span text:style-name="T32">Add(Add(Add(Add(Multiply(Multiply(Multiply(Const2, VarX), VarX), Multiply(VarX, VarX)), Multiply(Multiply(Const3, Add(Const2, Const2)), VarX)), Multiply(Multiply(Const3, Add(Const2, Const2)), VarY)), Add(Add(Multiply(Multiply(Add(Const2, Const2), VarX), VarY), Multiply(Multiply(Const3, VarX), VarZ)), Multiply(Multiply(Const3, VarY), VarZ))), Add(Add(Add(Multiply(Multiply(VarX, VarY), VarZ), Multiply(Multiply(Add(Const2, Const2), VarX), VarX)), Multiply(Multiply(Add(Const3, Const3), VarX), Multiply(VarX, VarX))), Add(Add(Multiply(Multiply(Add(Const3, Const3), VarX), Multiply(VarX, VarY)), Multiply(Multiply(Multiply(Const2, VarX), VarX), Multiply(VarX, VarY))), Multiply(Multiply(VarX, VarX), VarZ))))</text:span></text:span></text:p>
      <text:p text:style-name="Standard"><text:span text:style-name="Source_20_Text"><text:span text:style-name="T32"># test-data/phase2-noite/0500.txt</text:span></text:span></text:p>
      <text:p text:style-name="Standard"><text:span text:style-name="Source_20_Text"><text:span text:style-name="T32">[2023-12-06 07:50:00.071] INFO: Attempting solution with BFSEnum2Synthesizer</text:span></text:span></text:p>
      <text:p text:style-name="Standard"><text:span text:style-name="Source_20_Text"><text:span text:style-name="T32">[2023-12-06 07:50:00.431] INFO: Attempting solution with VoltronSynthesizer</text:span></text:span></text:p>
      <text:p text:style-name="Standard"><text:span text:style-name="Source_20_Text"><text:span text:style-name="T32">[2023-12-06 07:50:00.432] WARNING: No satisfying solution found! Solver returned INFEASIBLE</text:span></text:span></text:p>
      <text:p text:style-name="Standard"><text:span text:style-name="Source_20_Text"><text:span text:style-name="T32">Add(Add(Add(Multiply(Multiply(Multiply(Const3, Add(Const3, Const3)), VarZ), VarZ), Multiply(Multiply(Multiply(Const2, VarY), VarY), Multiply(VarZ, VarZ))), Add(VarX, Multiply(Add(Const2, Const3), VarY))), Add(Add(Multiply(Multiply(Multiply(Const3, Add(Const2, Const2)), VarY), Multiply(VarZ, VarZ)), Multiply(Multiply(Multiply(Const3, Add(Const2, Const2)), VarY), Multiply(VarY, VarZ))), Add(Multiply(Multiply(Multiply(Const3, Add(Const3, Const3)), VarY), VarZ), Multiply(Multiply(Multiply(Const2, VarY), VarY), Multiply(VarY, VarZ)))))</text:span></text:span></text:p>
      <text:p text:style-name="Standard"><text:span text:style-name="Source_20_Text"><text:span text:style-name="T32"/></text:span></text:p>
      <text:p text:style-name="Standard"><text:span text:style-name="Source_20_Text"><text:span text:style-name="T32">(Terminated manually)</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MxPlus Amstrad PC-2y" svg:font-family="'MxPlus Amstrad PC-2y', 'Droid Sans Mono', monospace, monospac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variant="small-cap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Math" style:family="paragraph" style:parent-style-name="Text_20_body">
      <style:paragraph-properties fo:text-align="center" style:justify-single-word="false"/>
      <style:text-properties style:font-name="Liberation Serif1" fo:font-family="'Liberation Serif'" style:font-style-name="Regular" style:font-family-generic="roman" style:font-pitch="variable" fo:font-size="12pt" fo:font-style="normal"/>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Variable" style:family="text">
      <style:text-properties style:font-name="Liberation Serif1" fo:font-family="'Liberation Serif'" style:font-style-name="Regular" style:font-family-generic="roman" style:font-pitch="variable" fo:font-size="12pt" fo:font-style="italic" fo:font-weight="normal" style:font-style-asian="italic" style:font-style-complex="italic"/>
    </style:style>
    <style:style style:name="Math" style:family="text">
      <style:text-properties style:font-name="Liberation Serif1" fo:font-family="'Liberation Serif'" style:font-style-name="Regular" style:font-family-generic="roman" style:font-pitch="variable" fo:font-size="12pt" fo:font-style="normal" fo:font-weight="norma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a." style:num-suffix="a." style:num-format="1" text:start-value="3">
        <style:list-level-properties text:list-level-position-and-space-mode="label-alignment">
          <style:list-level-label-alignment text:label-followed-by="listtab" text:list-tab-stop-position="2.499cm" fo:text-indent="-1cm" fo:margin-left="2.499cm"/>
        </style:list-level-properties>
      </text:list-level-style-number>
      <text:list-level-style-number text:level="4" text:style-name="Numbering_20_Symbols" loext:num-list-format="7a%4%." style:num-prefix="7a" style:num-suffix="."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5" text:style-name="Numbering_20_Symbols" loext:num-list-format="%5%ab." style:num-suffix="ab." style:num-format="1" text:start-value="8">
        <style:list-level-properties text:list-level-position-and-space-mode="label-alignment">
          <style:list-level-label-alignment text:label-followed-by="listtab" text:list-tab-stop-position="3.501cm" fo:text-indent="-1cm" fo:margin-left="3.5cm"/>
        </style:list-level-properties>
      </text:list-level-style-number>
      <text:list-level-style-number text:level="6" text:style-name="Numbering_20_Symbols" loext:num-list-format="8ab%6%." style:num-prefix="8ab" style:num-suffix="." style:num-format="a">
        <style:list-level-properties text:list-level-position-and-space-mode="label-alignment">
          <style:list-level-label-alignment text:label-followed-by="listtab" text:list-tab-stop-position="4.5cm" fo:text-indent="-1.499cm" fo:margin-left="4.5cm"/>
        </style:list-level-properties>
      </text:list-level-style-number>
      <text:list-level-style-number text:level="7" text:style-name="Numbering_20_Symbols" loext:num-list-format="%7%aaa." style:num-suffix="aaa." style:num-format="1" text:start-value="8">
        <style:list-level-properties text:list-level-position-and-space-mode="label-alignment">
          <style:list-level-label-alignment text:label-followed-by="listtab" text:list-tab-stop-position="5.001cm" fo:text-indent="-1.501cm" fo:margin-left="5.00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2cm" fo:text-indent="-1.501cm" fo:margin-left="2cm"/>
        </style:list-level-properties>
      </text:list-level-style-number>
      <text:list-level-style-number text:level="2" text:style-name="Numbering_20_Symbols" loext:num-list-format="2%2%." style:num-prefix="2"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Numbering_20_Symbols" loext:num-list-format="%3%b." style:num-suffix="b." style:num-format="1" text:start-value="3">
        <style:list-level-properties text:list-level-position-and-space-mode="label-alignment">
          <style:list-level-label-alignment text:label-followed-by="listtab" text:list-tab-stop-position="2.499cm" fo:text-indent="-1cm" fo:margin-left="2.499cm"/>
        </style:list-level-properties>
      </text:list-level-style-number>
      <text:list-level-style-number text:level="4" text:style-name="Numbering_20_Symbols" loext:num-list-format="7b%4%." style:num-prefix="7b" style:num-suffix="."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5" text:style-name="Numbering_20_Symbols" loext:num-list-format="%5%ba." style:num-suffix="ba." style:num-format="1" text:start-value="8">
        <style:list-level-properties text:list-level-position-and-space-mode="label-alignment">
          <style:list-level-label-alignment text:label-followed-by="listtab" text:list-tab-stop-position="3.5cm" fo:text-indent="-1cm" fo:margin-left="3.5cm"/>
        </style:list-level-properties>
      </text:list-level-style-number>
      <text:list-level-style-number text:level="6" text:style-name="Numbering_20_Symbols" loext:num-list-format="8ba%6%." style:num-prefix="8ba" style:num-suffix="." style:num-format="a">
        <style:list-level-properties text:list-level-position-and-space-mode="label-alignment">
          <style:list-level-label-alignment text:label-followed-by="listtab" text:list-tab-stop-position="4.5cm" fo:text-indent="-1.499cm" fo:margin-left="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4T21:34:03.639732152</meta:creation-date>
    <dc:date>2023-12-06T09:30:00.731587720</dc:date>
    <meta:editing-duration>PT22H20M54S</meta:editing-duration>
    <meta:editing-cycles>31</meta:editing-cycles>
    <meta:generator>LibreOffice/7.3.7.2$Linux_X86_64 LibreOffice_project/30$Build-2</meta:generator>
    <meta:document-statistic meta:table-count="0" meta:image-count="0" meta:object-count="2" meta:page-count="9" meta:paragraph-count="234" meta:word-count="2968" meta:character-count="26362" meta:non-whitespace-character-count="23630"/>
  </office:meta>
</office:document-meta>
</file>

<file path=Object 2/content.xml><?xml version="1.0" encoding="utf-8"?>
<math xmlns="http://www.w3.org/1998/Math/MathML" display="block">
  <semantics>
    <mrow>
      <mrow>
        <msub>
          <mi>a</mi>
          <mrow>
            <mn>0</mn>
            <mi>,</mi>
            <mi>i</mi>
          </mrow>
        </msub>
        <mo stretchy="false">+</mo>
        <msub>
          <mi>a</mi>
          <mrow>
            <mn>1</mn>
            <mi>,</mi>
            <mi>i</mi>
          </mrow>
        </msub>
      </mrow>
      <mrow>
        <msub>
          <mi>x</mi>
          <mi>i</mi>
        </msub>
        <mo stretchy="false">+</mo>
        <msub>
          <mi>a</mi>
          <mrow>
            <mn>2</mn>
            <mi>,</mi>
            <mi>i</mi>
          </mrow>
        </msub>
      </mrow>
      <mrow>
        <msub>
          <mi>y</mi>
          <mi>i</mi>
        </msub>
        <mo stretchy="false">+</mo>
        <msub>
          <mi>a</mi>
          <mrow>
            <mn>3</mn>
            <mi>,</mi>
            <mi>i</mi>
          </mrow>
        </msub>
      </mrow>
      <mrow>
        <msub>
          <mi>z</mi>
          <mi>i</mi>
        </msub>
        <mo stretchy="false">+</mo>
        <msub>
          <mi>a</mi>
          <mrow>
            <mn>4</mn>
            <mi>,</mi>
            <mi>i</mi>
          </mrow>
        </msub>
      </mrow>
      <mrow>
        <msubsup>
          <mi>x</mi>
          <mi>i</mi>
          <mn>2</mn>
        </msubsup>
        <mo stretchy="false">+</mo>
        <msub>
          <mi>a</mi>
          <mrow>
            <mn>5</mn>
            <mi>,</mi>
            <mi>i</mi>
          </mrow>
        </msub>
      </mrow>
      <msub>
        <mi>x</mi>
        <mi>i</mi>
      </msub>
      <mrow>
        <msub>
          <mi>y</mi>
          <mi>i</mi>
        </msub>
        <mo stretchy="false">+</mo>
        <msub>
          <mi>a</mi>
          <mrow>
            <mn>6</mn>
            <mi>,</mi>
            <mi>i</mi>
          </mrow>
        </msub>
      </mrow>
      <msub>
        <mi>x</mi>
        <mi>i</mi>
      </msub>
      <mrow>
        <msub>
          <mi>z</mi>
          <mi>i</mi>
        </msub>
        <mo stretchy="false">+</mo>
        <msub>
          <mi>a</mi>
          <mrow>
            <mn>7</mn>
            <mi>,</mi>
            <mi>i</mi>
          </mrow>
        </msub>
      </mrow>
      <msubsup>
        <mi>y</mi>
        <mi>i</mi>
        <mn>2</mn>
      </msubsup>
      <mn>...</mn>
      <msub>
        <mi>a</mi>
        <mrow>
          <mi>n</mi>
          <mi>,</mi>
          <mi>i</mi>
        </mrow>
      </msub>
      <msubsup>
        <mi>x</mi>
        <mi>i</mi>
        <mi>p</mi>
      </msubsup>
      <msubsup>
        <mi>y</mi>
        <mi>i</mi>
        <mi>q</mi>
      </msubsup>
      <mrow>
        <msubsup>
          <mi>z</mi>
          <mi>i</mi>
          <mi>r</mi>
        </msubsup>
        <mo stretchy="false">=</mo>
        <msub>
          <mi>o</mi>
          <mi>i</mi>
        </msub>
      </mrow>
    </mrow>
    <annotation encoding="StarMath 5.0">a_{0,i} + a_{1,i} x_i + a_{2,i} y_i + a_{3,i} z_i + a_{4,i} x_i^2 + a_{5,i} x_i y_i + a_{6,i} x_i z_i + a_{7,i} y_i^2 ... a_{n,i}x_i^p y_i^q z_i^r = o_i</annotation>
  </semantics>
</math>
</file>

<file path=Object 3/content.xml><?xml version="1.0" encoding="utf-8"?>
<math xmlns="http://www.w3.org/1998/Math/MathML" display="block">
  <semantics>
    <mtable>
      <mtr>
        <mtd>
          <mrow>
            <mi>E</mi>
            <mspace width="2em"/>
            <mi mathvariant="normal">:</mi>
            <mrow>
              <mi mathvariant="normal">:</mi>
              <mo stretchy="false">=</mo>
              <mspace width="2em"/>
            </mrow>
            <mstyle mathvariant="italic">
              <mtext>Ite</mtext>
            </mstyle>
            <mrow>
              <mo fence="true" form="prefix" stretchy="false">(</mo>
              <mrow>
                <mrow>
                  <mi>B</mi>
                  <mi>,</mi>
                  <mi>E</mi>
                  <mi>,</mi>
                  <mi>E</mi>
                </mrow>
              </mrow>
              <mo fence="true" form="postfix" stretchy="false">)</mo>
            </mrow>
            <mspace width="2em"/>
            <mtext>|</mtext>
            <mspace width="2em"/>
            <mstyle mathvariant="italic">
              <mtext>Add</mtext>
            </mstyle>
            <mrow>
              <mo fence="true" form="prefix" stretchy="false">(</mo>
              <mrow>
                <mrow>
                  <mi>E</mi>
                  <mi>,</mi>
                  <mi>E</mi>
                </mrow>
              </mrow>
              <mo fence="true" form="postfix" stretchy="false">)</mo>
            </mrow>
            <mspace width="2em"/>
            <mtext>|</mtext>
            <mspace width="2em"/>
            <mstyle mathvariant="italic">
              <mtext>Multiply</mtext>
            </mstyle>
            <mrow>
              <mo fence="true" form="prefix" stretchy="false">(</mo>
              <mrow>
                <mrow>
                  <mi>E</mi>
                  <mi>,</mi>
                  <mi>E</mi>
                </mrow>
              </mrow>
              <mo fence="true" form="postfix" stretchy="false">)</mo>
            </mrow>
            <mspace width="2em"/>
            <mtext>|</mtext>
            <mspace width="2em"/>
            <mi>x</mi>
            <mspace width="2em"/>
            <mtext>|</mtext>
            <mspace width="2em"/>
            <mi>y</mi>
            <mspace width="2em"/>
            <mtext>|</mtext>
            <mspace width="2em"/>
            <mi>z</mi>
            <mspace width="2em"/>
            <mtext>|</mtext>
            <mspace width="2em"/>
            <mn>1</mn>
            <mspace width="2em"/>
            <mtext>|</mtext>
            <mspace width="2em"/>
            <mn>2</mn>
            <mspace width="2em"/>
            <mtext>|</mtext>
            <mspace width="2em"/>
            <mn>3</mn>
          </mrow>
        </mtd>
      </mtr>
      <mtr>
        <mtd>
          <mrow>
            <mi>B</mi>
            <mspace width="2em"/>
            <mi mathvariant="normal">:</mi>
            <mrow>
              <mi mathvariant="normal">:</mi>
              <mo stretchy="false">=</mo>
              <mspace width="2em"/>
            </mrow>
            <mstyle mathvariant="italic">
              <mtext>Lt</mtext>
            </mstyle>
            <mrow>
              <mo fence="true" form="prefix" stretchy="false">(</mo>
              <mrow>
                <mrow>
                  <mi>E</mi>
                  <mi>,</mi>
                  <mi>E</mi>
                </mrow>
              </mrow>
              <mo fence="true" form="postfix" stretchy="false">)</mo>
            </mrow>
            <mspace width="2em"/>
            <mtext>|</mtext>
            <mspace width="2em"/>
            <mi mathvariant="italic">Eq</mi>
            <mrow>
              <mo fence="true" form="prefix" stretchy="false">(</mo>
              <mrow>
                <mrow>
                  <mi>E</mi>
                  <mi>,</mi>
                  <mi>E</mi>
                </mrow>
              </mrow>
              <mo fence="true" form="postfix" stretchy="false">)</mo>
            </mrow>
            <mspace width="2em"/>
            <mtext>|</mtext>
            <mspace width="2em"/>
            <mstyle mathvariant="italic">
              <mtext>And</mtext>
            </mstyle>
            <mrow>
              <mo fence="true" form="prefix" stretchy="false">(</mo>
              <mrow>
                <mrow>
                  <mi>B</mi>
                  <mi>,</mi>
                  <mi>B</mi>
                </mrow>
              </mrow>
              <mo fence="true" form="postfix" stretchy="false">)</mo>
            </mrow>
            <mspace width="2em"/>
            <mtext>|</mtext>
            <mspace width="2em"/>
            <mstyle mathvariant="italic">
              <mtext>Or</mtext>
            </mstyle>
            <mrow>
              <mo fence="true" form="prefix" stretchy="false">(</mo>
              <mrow>
                <mrow>
                  <mi>B</mi>
                  <mi>,</mi>
                  <mi>B</mi>
                </mrow>
              </mrow>
              <mo fence="true" form="postfix" stretchy="false">)</mo>
            </mrow>
            <mspace width="2em"/>
            <mtext>|</mtext>
            <mspace width="2em"/>
            <mstyle mathvariant="italic">
              <mtext>Not</mtext>
            </mstyle>
            <mrow>
              <mo fence="true" form="prefix" stretchy="false">(</mo>
              <mrow>
                <mi>B</mi>
              </mrow>
              <mo fence="true" form="postfix" stretchy="false">)</mo>
            </mrow>
          </mrow>
        </mtd>
      </mtr>
      <mtr>
        <mtd>
          <mrow>
            <mi>x</mi>
            <mi>,</mi>
            <mi>y</mi>
            <mi>,</mi>
            <mi>z</mi>
            <mrow>
              <mspace width="0.5em"/>
              <mo stretchy="false">∈</mo>
              <mspace width="0.5em"/>
            </mrow>
            <mstyle mathvariant="bold">
              <mi mathvariant="italic">Variables</mi>
            </mstyle>
            <mspace width="4em"/>
            <mn>1</mn>
            <mi>,</mi>
            <mn>2</mn>
            <mi>,</mi>
            <mn>3</mn>
            <mrow>
              <mspace width="0.5em"/>
              <mo stretchy="false">∈</mo>
              <mspace width="0.5em"/>
            </mrow>
            <mstyle mathvariant="bold">
              <mi mathvariant="italic">Constants</mi>
            </mstyle>
          </mrow>
        </mtd>
      </mtr>
    </mtable>
    <annotation encoding="StarMath 5.0">stack{
E ~::=~ italic "Ite"(B, E, E) ~"|"~ italic "Add"(E, E) ~"|"~ italic "Multiply"(E, E) ~"|"~ x ~"|"~ y ~"|"~ z ~"|"~ 1 ~"|"~ 2 ~"|"~ 3
#
B ~::=~ italic "Lt"(E, E) ~"|"~ Eq(E, E) ~"|"~ italic "And"(B, B) ~"|"~ italic "Or"(B, B) ~"|"~ italic "Not"(B)
#
x, y, z `in` bold Variables ~~ 1, 2, 3 `in` bold Constants
}</annotation>
  </semantics>
</math>
</file>